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BMC version 5.12 (cbmc-5.12-36-g5568f6482) 64-bit x86_64 linux</text:p>
      <text:p text:style-name="Preformatted_20_Text">Parsing arr_index.json_symtab</text:p>
      <text:p text:style-name="Preformatted_20_Text">Converting</text:p>
      <text:p text:style-name="Preformatted_20_Text">Generating GOTO Program</text:p>
      <text:p text:style-name="Preformatted_20_Text">Adding CPROVER library (x86_64)</text:p>
      <text:p text:style-name="Preformatted_20_Text">Removal of function pointers and virtual functions</text:p>
      <text:p text:style-name="Preformatted_20_Text">Generic Property Instrumentation</text:p>
      <text:p text:style-name="Preformatted_20_Text">Running with 8 object bits, 56 offset bits (default)</text:p>
      <text:p text:style-name="Preformatted_20_Text">Starting Bounded Model Checking</text:p>
      <text:p text:style-name="Preformatted_20_Text">BMC at file &lt;internal&gt; (depth 0)</text:p>
      <text:p text:style-name="Preformatted_20_Text">Assignment to __CPROVER_rounding_mode [32 bits]</text:p>
      <text:p text:style-name="Preformatted_20_Text">Assignment to __CPROVER_dead_object [64 bits]</text:p>
      <text:p text:style-name="Preformatted_20_Text">Assignment to __CPROVER_deallocated [64 bits]</text:p>
      <text:p text:style-name="Preformatted_20_Text">Assignment to __CPROVER_malloc_object [64 bits]</text:p>
      <text:p text:style-name="Preformatted_20_Text">BMC at file arr_index.adb line 5 column 4 (depth 5)</text:p>
      <text:p text:style-name="Preformatted_20_Text">BMC at file arr_index.adb line 6 column 4 (depth 6)</text:p>
      <text:p text:style-name="Preformatted_20_Text">BMC at file arr_index.adb line 7 column 4 (depth 7)</text:p>
      <text:p text:style-name="Preformatted_20_Text">BMC at file arr_index.adb line 9 column 6 (depth 8)</text:p>
      <text:p text:style-name="Preformatted_20_Text"><office:annotation office:name="__Annotation__1_4090650685"><dc:creator>Unknown Author</dc:creator><dc:date>2020-07-17T15:48:13.275317827</dc:date><text:p text:style-name="P1"><text:span text:style-name="T1">Appears to acknowledge assignment to “I”.</text:span></text:p></office:annotation>Assignment to arr_index__i@1 [32 bits]<office:annotation-end office:name="__Annotation__1_4090650685"/></text:p>
      <text:p text:style-name="Preformatted_20_Text">BMC at file arr_index.adb line 10 column 4 (depth 9)</text:p>
      <text:p text:style-name="Preformatted_20_Text">BMC at file &lt;internal&gt; (depth 10)</text:p>
      <text:p text:style-name="Preformatted_20_Text">BMC at file arr_index.adb line 10 column 4 function arr_index (depth 12)</text:p>
      <text:p text:style-name="Preformatted_20_Text">BMC at file arr_index.adb line 10 column 4 function arr_index (depth 13)</text:p>
      <text:p text:style-name="Preformatted_20_Text">BMC at file arr_index.adb line 10 column 4 function arr_index (depth 15)</text:p>
      <text:p text:style-name="Preformatted_20_Text">Assignment to __range_check_arr_index.5#return_value!0 [32 bits]</text:p>
      <text:p text:style-name="Preformatted_20_Text">BMC at file &lt;internal&gt; (depth 17)</text:p>
      <text:p text:style-name="Preformatted_20_Text">Assignment to arr_index::$tmp::return_value___range_check_arr_index.5!0@1 [32 bits]</text:p>
      <text:p text:style-name="Preformatted_20_Text">BMC at file arr_index.adb line 10 column 10 (depth 19)</text:p>
      <text:p text:style-name="Preformatted_20_Text"><office:annotation office:name="__Annotation__2_4090650685"><dc:creator>Unknown Author</dc:creator><dc:date>2020-07-17T15:51:56.820656706</dc:date><text:p text:style-name="P1"><text:span text:style-name="T1">Acknowledges assignment to </text:span></text:p><text:p text:style-name="P1"><text:span text:style-name="T1">Arr (I);</text:span></text:p></office:annotation>Assignment to arr_index__a@1[-1 + arr_index::$tmp::return_value___range_check_arr_index.5!0@1] [32 bits]<office:annotation-end office:name="__Annotation__2_4090650685"/></text:p>
      <text:p text:style-name="Preformatted_20_Text">BMC at file arr_index.adb line 11 column 19 (depth 20)</text:p>
      <text:p text:style-name="Preformatted_20_Text">BMC at file &lt;internal&gt; (depth 21)</text:p>
      <text:p text:style-name="Preformatted_20_Text">BMC at file arr_index.adb line 10 column 4 function arr_index (depth 23)</text:p>
      <text:p text:style-name="Preformatted_20_Text">BMC at file arr_index.adb line 10 column 4 function arr_index (depth 24)</text:p>
      <text:p text:style-name="Preformatted_20_Text">BMC at file arr_index.adb line 11 column 19 function arr_index (depth 26)</text:p>
      <text:p text:style-name="Preformatted_20_Text">Assignment to __range_check_arr_index.13#return_value!0 [32 bits]</text:p>
      <text:p text:style-name="Preformatted_20_Text">BMC at file &lt;internal&gt; (depth 28)</text:p>
      <text:p text:style-name="Preformatted_20_Text">Assignment to arr_index::$tmp::return_value___range_check_arr_index.13!0@1 [32 bits]</text:p>
      <text:p text:style-name="Preformatted_20_Text">BMC at file arr_index.adb line 11 column 4 function arr_index (depth 30)</text:p>
      <text:p text:style-name="Preformatted_20_Text">size of program expression: 46 steps</text:p>
      <text:p text:style-name="Preformatted_20_Text"><office:annotation office:name="__Annotation__0_4090650685"><dc:creator>Unknown Author</dc:creator><dc:date>2020-07-17T15:46:47.476574405</dc:date><text:p text:style-name="P1"><text:span text:style-name="T1">Slicing removes both assignments.</text:span></text:p></office:annotation>simple slicing removed 2 assignments<office:annotation-end office:name="__Annotation__0_4090650685"/></text:p>
      <text:p text:style-name="Preformatted_20_Text">Generated 3 VCC(s), 1 remaining after simplification</text:p>
      <text:p text:style-name="Preformatted_20_Text">VERIFICATION CONDITIONS:</text:p>
      <text:p text:style-name="Preformatted_20_Text"/>
      <text:p text:style-name="Preformatted_20_Text">file arr_index.adb line 11 column 4 function arr_index</text:p>
      <text:p text:style-name="Preformatted_20_Text">assertion A (I) = X</text:p>
      <text:p text:style-name="Preformatted_20_Text">{-1} __CPROVER_rounding_mode#1 = 0</text:p>
      <text:p text:style-name="Preformatted_20_Text">{-2} __CPROVER_dead_object#1 = 0</text:p>
      <text:p text:style-name="Preformatted_20_Text">{-3} __CPROVER_deallocated#1 = 0</text:p>
      <text:p text:style-name="Preformatted_20_Text">{-4} __CPROVER_malloc_object#1 = 0</text:p>
      <text:p text:style-name="Preformatted_20_Text">{-5} <office:annotation office:name="__Annotation__4_4090650685"><dc:creator>Unknown Author</dc:creator><dc:date>2020-07-17T15:53:53.270769798</dc:date><text:p text:style-name="P1"><text:span text:style-name="T1">Assignment I := 1</text:span></text:p></office:annotation>arr_index__i@1#2 = 1<office:annotation-end office:name="__Annotation__4_4090650685"/></text:p>
      <text:p text:style-name="Preformatted_20_Text">{-6} __range_check_arr_index.5::__value6!0@1#1 = 1</text:p>
      <text:p text:style-name="Preformatted_20_Text">{-7} __range_check_arr_index.5::__low7!0@1#1 = 1</text:p>
      <text:p text:style-name="Preformatted_20_Text">{-8} __range_check_arr_index.5::__high8!0@1#1 = 10</text:p>
      <text:p text:style-name="Preformatted_20_Text">{-9} __CPROVER_Ada_Index_Check::__expr9!0@1#1 = 1</text:p>
      <text:p text:style-name="Preformatted_20_Text">{-10} __range_check_arr_index.5#return_value!0#1 = 1</text:p>
      <text:p text:style-name="Preformatted_20_Text">{-11} arr_index::$tmp::return_value___range_check_arr_index.5!0@1#2 = 1</text:p>
      <text:p text:style-name="Preformatted_20_Text">{-12} <office:annotation office:name="__Annotation__5_4090650685"><dc:creator>Unknown Author</dc:creator><dc:date>2020-07-17T15:54:42.821528044</dc:date><text:p text:style-name="P1"><text:span text:style-name="T1">Assignment A (I) := 23</text:span></text:p></office:annotation>arr_index__a@1#2 = with(arr_index__a@1#1, 0, 23)<office:annotation-end office:name="__Annotation__5_4090650685"/></text:p>
      <text:p text:style-name="Preformatted_20_Text">{-13} __range_check_arr_index.13::__value14!0@1#1 = 1</text:p>
      <text:p text:style-name="Preformatted_20_Text">{-14} __range_check_arr_index.13::__low15!0@1#1 = 1</text:p>
      <text:p text:style-name="Preformatted_20_Text">{-15} __range_check_arr_index.13::__high16!0@1#1 = 10</text:p>
      <text:p text:style-name="Preformatted_20_Text">{-16} __CPROVER_Ada_Index_Check::__expr9!0@2#1 = 1</text:p>
      <text:p text:style-name="Preformatted_20_Text"><text:soft-page-break/>{-17} __range_check_arr_index.13#return_value!0#1 = 1</text:p>
      <text:p text:style-name="Preformatted_20_Text">{-18} arr_index::$tmp::return_value___range_check_arr_index.13!0@1#2 = 1</text:p>
      <text:p text:style-name="Preformatted_20_Text">├──────────────────────────</text:p>
      <text:p text:style-name="Preformatted_20_Text">{1} <office:annotation office:name="__Annotation__16_4090650685"><dc:creator>Unknown Author</dc:creator><dc:date>2020-07-17T15:56:15.616780777</dc:date><text:p text:style-name="P1"><text:span text:style-name="T1">Not provable as value of X is unknown.</text:span></text:p></office:annotation>arr_index__a@1#2[0] = arr_index__x@1#1<office:annotation-end office:name="__Annotation__16_4090650685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7T15:58:21.375510724</dc:date>
    <meta:editing-duration>PT2M28S</meta:editing-duration>
    <meta:editing-cycles>1</meta:editing-cycles>
    <meta:document-statistic meta:table-count="0" meta:image-count="0" meta:object-count="0" meta:page-count="2" meta:paragraph-count="64" meta:word-count="388" meta:character-count="3129" meta:non-whitespace-character-count="2805"/>
    <meta:generator>LibreOffice/6.1.5.2$Linux_X86_64 LibreOffice_project/10$Build-2</meta:generator>
  </office:meta>
</office:document-meta>
</file>